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b3b4c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1ccc7c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1ccc7c"/>
    </style:style>
    <style:style style:name="T1" style:family="text">
      <style:text-properties officeooo:rsid="001b3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$ cd /home/user/WORK/docker_test</text:span></text:p>
      <text:p text:style-name="P1"><text:span text:style-name="Source_20_Text">git init</text:span></text:p>
      <text:p text:style-name="P1"><text:span text:style-name="Source_20_Text">$ git add *.c</text:span></text:p>
      <text:p text:style-name="Preformatted_20_Text"><text:span text:style-name="Source_20_Text">$ git add LICENSE</text:span></text:p>
      <text:p text:style-name="P3"><text:span text:style-name="Source_20_Text">$ git commit -m 'Initial project version'</text:span></text:p>
      <text:p text:style-name="P1"><text:span text:style-name="Source_20_Text">git remote add origin </text:span><text:a xlink:type="simple" xlink:href="https://github.com/8evgeny/docker_test.git" text:style-name="Internet_20_link" text:visited-style-name="Visited_20_Internet_20_Link"><text:span text:style-name="Source_20_Text">https://github.com/</text:span></text:a><text:a xlink:type="simple" xlink:href="https://github.com/8evgeny/docker_test.git" text:style-name="Internet_20_link" text:visited-style-name="Visited_20_Internet_20_Link"><text:span text:style-name="Source_20_Text"><text:span text:style-name="T1">8evgeny</text:span></text:span></text:a><text:a xlink:type="simple" xlink:href="https://github.com/8evgeny/docker_test.git" text:style-name="Internet_20_link" text:visited-style-name="Visited_20_Internet_20_Link"><text:span text:style-name="Source_20_Text">/</text:span></text:a><text:a xlink:type="simple" xlink:href="https://github.com/8evgeny/docker_test.git" text:style-name="Internet_20_link" text:visited-style-name="Visited_20_Internet_20_Link"><text:span text:style-name="Source_20_Text"><text:span text:style-name="T1">docker_test</text:span></text:span></text:a><text:a xlink:type="simple" xlink:href="https://github.com/8evgeny/docker_test.git" text:style-name="Internet_20_link" text:visited-style-name="Visited_20_Internet_20_Link"><text:span text:style-name="Source_20_Text">.git</text:span></text:a></text:p>
      <text:p text:style-name="P1"><text:span text:style-name="Source_20_Text"/></text:p>
      <text:p text:style-name="P5"><text:span text:style-name="Source_20_Text">git branch -M main</text:span></text:p>
      <text:p text:style-name="P6"><text:span text:style-name="Source_20_Text">git push -u origin 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9-03T12:37:28.592726210</dc:date>
    <meta:editing-duration>PT1H45M54S</meta:editing-duration>
    <meta:editing-cycles>10</meta:editing-cycles>
    <meta:document-statistic meta:table-count="0" meta:image-count="0" meta:object-count="0" meta:page-count="1" meta:paragraph-count="8" meta:word-count="34" meta:character-count="216" meta:non-whitespace-character-count="190"/>
  </office:meta>
</office:document-meta>
</file>